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30%"/>
      <style:text-properties fo:color="#2a2a2a" style:font-name="Tahoma" fo:font-size="11pt" fo:font-style="italic" style:font-name-asian="Tahoma1" style:font-size-asian="11pt" style:language-asian="ja" style:country-asian="JP" style:font-style-asian="italic" style:font-name-complex="Times New Roman" style:font-size-complex="11pt" style:language-complex="de" style:country-complex="DE" style:font-style-complex="italic"/>
    </style:style>
    <style:style style:name="P2" style:family="paragraph" style:parent-style-name="Standard" style:master-page-name="Standard">
      <style:paragraph-properties style:page-number="auto"/>
      <style:text-properties fo:language="de" fo:country="CH" fo:font-weight="bold" style:font-weight-asian="bold"/>
    </style:style>
    <style:style style:name="P3" style:family="paragraph" style:parent-style-name="Standard">
      <style:paragraph-properties fo:margin-top="0.25in" fo:margin-bottom="0.0835in" fo:keep-together="always" fo:keep-with-next="always"/>
      <style:text-properties fo:color="#2a2a2a" style:font-name="Tahoma" fo:font-weight="bold" style:font-name-asian="Times New Roman" style:language-asian="ja" style:country-asian="JP" style:font-weight-asian="bold" style:font-name-complex="Times New Roman" style:font-size-complex="11pt" style:language-complex="de" style:country-complex="DE" style:font-style-complex="italic"/>
    </style:style>
    <style:style style:name="P4" style:family="paragraph" style:parent-style-name="Standard">
      <style:paragraph-properties fo:margin-top="0.25in" fo:margin-bottom="0.0835in" fo:keep-together="always" fo:keep-with-next="always"/>
      <style:text-properties fo:color="#2a2a2a" style:font-name="Tahoma" style:font-name-asian="Times New Roman" style:language-asian="ja" style:country-asian="JP" style:font-name-complex="Times New Roman" style:font-size-complex="11pt" style:language-complex="de" style:country-complex="DE" style:font-style-complex="italic"/>
    </style:style>
    <style:style style:name="P5" style:family="paragraph" style:parent-style-name="Standard">
      <style:paragraph-properties fo:line-height="130%"/>
      <style:text-properties fo:color="#2a2a2a" style:font-name="Tahoma" fo:font-size="11pt" fo:font-style="italic" style:font-name-asian="Tahoma1" style:font-size-asian="11pt" style:language-asian="ja" style:country-asian="JP" style:font-style-asian="italic" style:font-name-complex="Times New Roman" style:font-size-complex="11pt" style:language-complex="de" style:country-complex="DE" style:font-style-complex="italic"/>
    </style:style>
    <style:style style:name="P6" style:family="paragraph" style:parent-style-name="Standard" style:list-style-name="L1">
      <style:paragraph-properties fo:line-height="130%"/>
      <style:text-properties fo:color="#2a2a2a" style:font-name="Tahoma" fo:font-size="11pt" fo:font-style="italic" style:font-name-asian="Tahoma1" style:font-size-asian="11pt" style:language-asian="ja" style:country-asian="JP" style:font-style-asian="italic" style:font-name-complex="Times New Roman" style:font-size-complex="11pt" style:language-complex="de" style:country-complex="DE" style:font-style-complex="italic"/>
    </style:style>
    <style:style style:name="P7" style:family="paragraph" style:parent-style-name="Standard" style:list-style-name="L2">
      <style:paragraph-properties fo:line-height="130%"/>
      <style:text-properties fo:color="#2a2a2a" style:font-name="Tahoma" fo:font-size="11pt" fo:font-style="italic" style:font-name-asian="Tahoma1" style:font-size-asian="11pt" style:language-asian="ja" style:country-asian="JP" style:font-style-asian="italic" style:font-name-complex="Times New Roman" style:font-size-complex="11pt" style:language-complex="de" style:country-complex="DE" style:font-style-complex="italic"/>
    </style:style>
    <style:style style:name="P8" style:family="paragraph" style:parent-style-name="Standard" style:list-style-name="L3">
      <style:paragraph-properties fo:line-height="130%"/>
      <style:text-properties fo:color="#2a2a2a" style:font-name="Tahoma" fo:font-size="11pt" fo:font-style="italic" style:font-name-asian="Tahoma1" style:font-size-asian="11pt" style:language-asian="ja" style:country-asian="JP" style:font-style-asian="italic" style:font-name-complex="Times New Roman" style:font-size-complex="11pt" style:language-complex="de" style:country-complex="DE" style:font-style-complex="italic"/>
    </style:style>
    <style:style style:name="P9" style:family="paragraph" style:parent-style-name="Standard" style:list-style-name="L4">
      <style:paragraph-properties fo:line-height="130%"/>
      <style:text-properties fo:color="#2a2a2a" style:font-name="Tahoma" fo:font-size="11pt" fo:font-style="italic" style:font-name-asian="Tahoma1" style:font-size-asian="11pt" style:language-asian="ja" style:country-asian="JP" style:font-style-asian="italic" style:font-name-complex="Times New Roman" style:font-size-complex="11pt" style:language-complex="de" style:country-complex="DE" style:font-style-complex="italic"/>
    </style:style>
    <style:style style:name="P10" style:family="paragraph" style:parent-style-name="Standard">
      <style:text-properties fo:language="de" fo:country="CH" fo:font-weight="bold" style:font-weight-asian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Case 1</text:p>
      <text:h text:style-name="P3" text:outline-level="4"/>
      <text:h text:style-name="P3" text:outline-level="4">Startpunkt:</text:h>
      <text:h text:style-name="P4" text:outline-level="4">Welcome Seite<text:line-break/></text:h>
      <text:h text:style-name="P3" text:outline-level="4">Aufgabenstellung</text:h>
      <text:p text:style-name="P1">«Du möchtest deine Ernährung genauer überwachen und dich darum bei NuBa registrieren. Die Aufgabe ist abgeschlossen wenn du dein Benutzerkonto eingerichtet hast und mit der Erfassung deiner Nahrung beginnen kannst.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cqueline</text:p>
      <text:p text:style-name="P1"/>
      <text:list xml:id="list913959193109188981" text:style-name="L1">
        <text:list-item>
          <text:p text:style-name="P6">Login ohne Probleme</text:p>
        </text:list-item>
        <text:list-item>
          <text:p text:style-name="P6">Anzahl Stunden Sport pro Woche: versuche zuerst 1.5 h einzugeben, was nicht möglich ist.</text:p>
        </text:list-item>
        <text:list-item>
          <text:p text:style-name="P6">Hat den Text vom witzigen Kari gelesen. Hatte mal im Kindergarten eine Handpuppe Kari und war darum sofort befreundet. </text:p>
        </text:list-item>
      </text:list>
      <text:p text:style-name="P1"/>
      <text:p text:style-name="P1">Denise</text:p>
      <text:list xml:id="list8668237307038508092" text:style-name="L3">
        <text:list-item>
          <text:p text:style-name="P8"><text:soft-page-break/>Login ohne Probleme</text:p>
        </text:list-item>
        <text:list-item>
          <text:p text:style-name="P8"/>
        </text:list-item>
      </text:list>
      <text:p text:style-name="P1"/>
      <text:p text:style-name="P1"><text:bookmark text:name="_GoBack"/></text:p>
      <text:p text:style-name="P10">Test Case 2</text:p>
      <text:h text:style-name="P3" text:outline-level="4"/>
      <text:h text:style-name="P3" text:outline-level="4">Startpunkt:</text:h>
      <text:h text:style-name="P4" text:outline-level="4">Such-Seite / eingeloggt<text:line-break/></text:h>
      <text:h text:style-name="P3" text:outline-level="4">Aufgabenstellung</text:h>
      <text:p text:style-name="P1">«Du hast dich erfolgreich registriert und möchtest nun eintragen, was du über den heutigen Tag gegessen hast. Welche Schlüsse ziehst du aus der Auswertung?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Jacqueline</text:p>
      <text:p text:style-name="P1"/>
      <text:list xml:id="list6579302593618455808" text:style-name="L2">
        <text:list-item>
          <text:p text:style-name="P7">Hat sich gut zurecht gefunden, die Nahrungsmittel hinzuzufügen</text:p>
        </text:list-item>
        <text:list-item>
          <text:p text:style-name="P7">Hat Eingabefeld nicht sofort gefunden, wollte beim Karri irgendwo klicken.</text:p>
        </text:list-item>
        <text:list-item>
          <text:p text:style-name="P7">Wünscht sich einen emotionaleren Kari (ab und zu auch Lob)</text:p>
        </text:list-item>
        <text:list-item>
          <text:p text:style-name="P7">anstatt 20g für eine Karotte, Mengenangabe 1 Karotte</text:p>
        </text:list-item>
        <text:list-item>
          <text:p text:style-name="P7">10Schritte anstatt 1er Schritte</text:p>
        </text:list-item>
      </text:list>
      <text:p text:style-name="P1"/>
      <text:p text:style-name="P1">Denise</text:p>
      <text:list xml:id="list8161724976829348741" text:style-name="L4">
        <text:list-item>
          <text:p text:style-name="P9">Nicht klar wo Eingabefeld ist (von unten nach oben ist komisch)</text:p>
        </text:list-item>
        <text:list-item>
          <text:p text:style-name="P9">evtl. Legende was Farben bedeutet (hatte alles rot)</text:p>
        </text:list-item>
        <text:list-item>
          <text:p text:style-name="P9">Farbenblinde</text:p>
        </text:list-item>
        <text:list-item>
          <text:p text:style-name="P9">Hat Zahlen bei Auswertung nicht beachtet (nicht klar was ist / soll Zustand nicht klar), hat nur die Farben angeschaut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de" fo:country="DE" style:font-name-asian="Arial Unicode MS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 Amport</meta:initial-creator>
    <meta:editing-cycles>8</meta:editing-cycles>
    <meta:creation-date>2017-03-25T09:19:00</meta:creation-date>
    <dc:date>2017-03-29T13:27:32</dc:date>
    <meta:editing-duration>PT1H45M31S</meta:editing-duration>
    <meta:generator>OpenOffice/4.1.3$Unix OpenOffice.org_project/413m1$Build-9783</meta:generator>
    <meta:document-statistic meta:table-count="0" meta:image-count="0" meta:object-count="0" meta:page-count="3" meta:paragraph-count="27" meta:word-count="205" meta:character-count="12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